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4028in" table:align="center"/>
    </style:style>
    <style:style style:name="Table1.A" style:family="table-column">
      <style:table-column-properties style:column-width="0.4in"/>
    </style:style>
    <style:style style:name="Table1.B" style:family="table-column">
      <style:table-column-properties style:column-width="0.400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4028in" table:align="center"/>
    </style:style>
    <style:style style:name="Table2.A" style:family="table-column">
      <style:table-column-properties style:column-width="0.4in"/>
    </style:style>
    <style:style style:name="Table2.B" style:family="table-column">
      <style:table-column-properties style:column-width="0.400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4028in" table:align="center"/>
    </style:style>
    <style:style style:name="Table3.A" style:family="table-column">
      <style:table-column-properties style:column-width="0.4in"/>
    </style:style>
    <style:style style:name="Table3.B" style:family="table-column">
      <style:table-column-properties style:column-width="0.4007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4028in" table:align="center"/>
    </style:style>
    <style:style style:name="Table4.A" style:family="table-column">
      <style:table-column-properties style:column-width="0.4in"/>
    </style:style>
    <style:style style:name="Table4.B" style:family="table-column">
      <style:table-column-properties style:column-width="0.4007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c685" officeooo:paragraph-rsid="0016c685"/>
    </style:style>
    <style:style style:name="P2" style:family="paragraph" style:parent-style-name="Standard">
      <style:paragraph-properties fo:text-align="center" style:justify-single-word="false"/>
      <style:text-properties officeooo:rsid="0016c685" officeooo:paragraph-rsid="0016c685"/>
    </style:style>
    <style:style style:name="P3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officeooo:paragraph-rsid="0016c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officeooo:rsid="0016c685" officeooo:paragraph-rsid="0016c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4pt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 13</text:p>
      <text:p text:style-name="P1">Heitor Gama Ribeiro (14577494)</text:p>
      <text:p text:style-name="P1">Asaffe Apolinário Duarte (14560001)</text:p>
      <text:p text:style-name="P1">Solano Omar Oliveira do Nascimento (14608017)</text:p>
      <text:p text:style-name="P1"/>
      <text:p text:style-name="P1">Para criar um mapa de Karnaugh para 4 bits de entrada e 4 bits de saída, foi usada a tabela verdade fornecida no enunciado e criados 4 mapas separados, 1 para cada bit da saída. Foi usado o formato CDAB para os bits de entrada, em que CD está na primeira linha do mapa e AB na primeira coluna. Segem os mapas feitos, na ordem dos bits de saída do mais para o menos significativo:</text:p>
      <text:p text:style-name="P1"/>
      <text:p text:style-name="P2">1º bit de saída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C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F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AB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00</text:p>
          </table:table-cell>
          <table:table-cell table:style-name="Table1.A2" office:value-type="string">
            <text:p text:style-name="P5">01</text:p>
          </table:table-cell>
          <table:table-cell table:style-name="Table1.A2" office:value-type="string">
            <text:p text:style-name="P5">11</text:p>
          </table:table-cell>
          <table:table-cell table:style-name="Table1.F2" office:value-type="string">
            <text:p text:style-name="P5">10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0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0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5">1</text:p>
          </table:table-cell>
        </table:table-row>
      </table:table>
      <text:p text:style-name="P2">#1: C</text:p>
      <text:p text:style-name="P2">2<text:span text:style-name="T1">º </text:span>bit de saída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CD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F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AB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00</text:p>
          </table:table-cell>
          <table:table-cell table:style-name="Table2.A2" office:value-type="string">
            <text:p text:style-name="P5">01</text:p>
          </table:table-cell>
          <table:table-cell table:style-name="Table2.A2" office:value-type="string">
            <text:p text:style-name="P5">11</text:p>
          </table:table-cell>
          <table:table-cell table:style-name="Table2.F2" office:value-type="string">
            <text:p text:style-name="P5">10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0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F2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0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F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1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F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F2" office:value-type="string">
            <text:p text:style-name="P5">0</text:p>
          </table:table-cell>
        </table:table-row>
      </table:table>
      <text:p text:style-name="P2">#2: C<text:span text:style-name="T2">B</text:span> + CD<text:span text:style-name="T2">B</text:span> + B<text:span text:style-name="T2">D</text:span></text:p>
      <text:p text:style-name="P2">3º bit de saída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CD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F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AB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00</text:p>
          </table:table-cell>
          <table:table-cell table:style-name="Table3.A2" office:value-type="string">
            <text:p text:style-name="P5">01</text:p>
          </table:table-cell>
          <table:table-cell table:style-name="Table3.A2" office:value-type="string">
            <text:p text:style-name="P5">11</text:p>
          </table:table-cell>
          <table:table-cell table:style-name="Table3.F2" office:value-type="string">
            <text:p text:style-name="P5">10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0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F2" office:value-type="string">
            <text:p text:style-name="P5">0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0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F2" office:value-type="string">
            <text:p text:style-name="P5">1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1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F2" office:value-type="string">
            <text:p text:style-name="P5">0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5">1</text:p>
          </table:table-cell>
          <table:table-cell table:style-name="Table3.F2" office:value-type="string">
            <text:p text:style-name="P5">1</text:p>
          </table:table-cell>
        </table:table-row>
      </table:table>
      <text:p text:style-name="P2">#3: <text:s/>A<text:span text:style-name="T2">CD</text:span> + <text:span text:style-name="T2">A</text:span>BD + <text:span text:style-name="T2">A</text:span>BC + A<text:span text:style-name="T2">B</text:span></text:p>
      <text:p text:style-name="P2">4º bit de saída: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5">CD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F1" office:value-type="string">
            <text:p text:style-name="P4"/>
          </table:table-cell>
        </table:table-row>
        <table:table-row>
          <table:table-cell table:style-name="Table4.A2" office:value-type="string">
            <text:p text:style-name="P5">AB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00</text:p>
          </table:table-cell>
          <table:table-cell table:style-name="Table4.A2" office:value-type="string">
            <text:p text:style-name="P5">01</text:p>
          </table:table-cell>
          <table:table-cell table:style-name="Table4.A2" office:value-type="string">
            <text:p text:style-name="P5">11</text:p>
          </table:table-cell>
          <table:table-cell table:style-name="Table4.F2" office:value-type="string">
            <text:p text:style-name="P5">10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00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F2" office:value-type="string">
            <text:p text:style-name="P5">0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01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F2" office:value-type="string">
            <text:p text:style-name="P5">0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1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F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1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F2" office:value-type="string">
            <text:p text:style-name="P5">1</text:p>
          </table:table-cell>
        </table:table-row>
      </table:table>
      <text:p text:style-name="P2">#4: <text:s/><text:span text:style-name="T2">ABCD</text:span> + <text:s/>AD + AC + AB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9:58:29.472995992</meta:creation-date>
    <dc:date>2023-09-18T10:54:26.796906660</dc:date>
    <meta:editing-duration>PT55M57S</meta:editing-duration>
    <meta:editing-cycles>1</meta:editing-cycles>
    <meta:document-statistic meta:table-count="4" meta:image-count="0" meta:object-count="0" meta:page-count="2" meta:paragraph-count="117" meta:word-count="235" meta:character-count="777" meta:non-whitespace-character-count="656"/>
    <meta:generator>LibreOffice/7.5.5.2$Linux_X86_64 LibreOffice_project/50$Build-2</meta:generator>
  </office:meta>
</office:document-meta>
</file>